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T1" style:family="text">
      <style:text-properties fo:font-size="12pt" style:font-size-asian="12pt"/>
    </style:style>
    <style:style style:name="T2" style:family="text">
      <style:text-properties fo:font-style="italic" fo:font-weight="bold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Build – CEO Strategic Checklist (Startup Phase)</text:p>
      <text:list xml:id="list4488581734204594847" text:style-name="Outline">
        <text:list-item>
          <text:p text:style-name="List_20_Number"><text:span text:style-name="T1">1. Finalize Hosting Strategy</text:span></text:p>
        </text:list-item>
      </text:list>
      <text:p text:style-name="Standard">Choose primary server locations (e.g., Sweden, Norway, UK, Canada). Document legal protections, data sovereignty, censorship resilience.</text:p>
      <text:p text:style-name="Standard"><text:span text:style-name="T2">⚠️ Exposure: Service disruption or legal vulnerability during activist events.</text:span></text:p>
      <text:list xml:id="list29462168" text:continue-numbering="true" text:style-name="Outline">
        <text:list-item>
          <text:p text:style-name="List_20_Number"><text:span text:style-name="T1">2. Enable AI Monitoring of Discord for Project Sync</text:span></text:p>
        </text:list-item>
      </text:list>
      <text:p text:style-name="Standard">Set up a read-only Discord bot or message-export workflow that forwards key channel updates to an AI inbox (or here via periodic uploads). This will allow intelligent summarization, strategic reminders, and checklist updates based on team discussions.</text:p>
      <text:p text:style-name="Standard"><text:span text:style-name="T2">⚠️ Exposure: Discord chaos, missed decisions, reduced continuity across volunteer efforts.</text:span></text:p>
      <text:list xml:id="list29470223" text:continue-numbering="true" text:style-name="Outline">
        <text:list-item>
          <text:p text:style-name="List_20_Number"><text:span text:style-name="T1">3. Register Legal Entity</text:span></text:p>
        </text:list-item>
      </text:list>
      <text:p text:style-name="Standard">Register GroupBuild Inc. as a civic tech SPC, and GroupBuild Foundation as a nonprofit, likely in B.C, Canada..</text:p>
      <text:p text:style-name="Standard"><text:span text:style-name="T2">⚠️ Exposure: Need legal structure for transactions, agreements and IP protection.</text:span></text:p>
      <text:list xml:id="list29468239" text:continue-numbering="true" text:style-name="Outline">
        <text:list-item>
          <text:p text:style-name="List_20_Number"><text:span text:style-name="T1">4. Banking and Crypto Custody Setup</text:span></text:p>
        </text:list-item>
      </text:list>
      <text:p text:style-name="Standard">Establish secure multi-sig bank accounts and optional crypto custodianship for donations or treasury. Include KYC mitigation policy.</text:p>
      <text:p text:style-name="Standard"><text:span text:style-name="T2">⚠️ Warning: Funds may be frozen or mismanaged if setup is insecure or delayed.</text:span></text:p>
      <text:list xml:id="list29483985" text:continue-numbering="true" text:style-name="Outline">
        <text:list-item>
          <text:p text:style-name="List_20_Number"><text:span text:style-name="T1">5. Tax Mitigation Strategy</text:span></text:p>
        </text:list-item>
      </text:list>
      <text:p text:style-name="Standard">Outline cross-border tax exposure, DST thresholds, and use of public-good exemptions. Prepare narrative justifying civic tech classification.</text:p>
      <text:p text:style-name="Standard"><text:span text:style-name="T2">⚠️ Warning: Unplanned liabilities can retroactively trigger fines or DST compliance issues.</text:span></text:p>
      <text:list xml:id="list29489656" text:continue-numbering="true" text:style-name="Outline">
        <text:list-item>
          <text:p text:style-name="List_20_Number"><text:span text:style-name="T1">6. Write Public Policy Papers</text:span></text:p>
        </text:list-item>
      </text:list>
      <text:p text:style-name="Standard">Start with: (1) Anonymity vs Accountability, (2) AI Ethics in Moderation, (3) Civic Infrastructure Neutrality, (4) AI Voting Trust.</text:p>
      <text:p text:style-name="Standard"><text:soft-page-break/><text:span text:style-name="T2">⚠️ Warning: Failure to define values early may lead to credibility loss or misuse by bad actors.</text:span></text:p>
      <text:list xml:id="list29476658" text:continue-numbering="true" text:style-name="Outline">
        <text:list-item>
          <text:p text:style-name="List_20_Number"><text:span text:style-name="T1">7. Volunteer Onboarding Packet</text:span></text:p>
        </text:list-item>
      </text:list>
      <text:p text:style-name="Standard">Includes: NDA, IP Assignment, Vision Statement, MVP Overview, Key Contacts, and Confidential Discord/Drive Access Setup.</text:p>
      <text:p text:style-name="Standard"><text:span text:style-name="T2">⚠️ Warning: Volunteers without direction or protection may accidentally leak or fork the project.</text:span></text:p>
      <text:list xml:id="list29490536" text:continue-numbering="true" text:style-name="Outline">
        <text:list-item>
          <text:p text:style-name="List_20_Number"><text:span text:style-name="T1">8. MVP Feature Map and Demo Site</text:span></text:p>
        </text:list-item>
      </text:list>
      <text:p text:style-name="Standard">Sketch phased features for Identity, Voting, Events, BeAxa, and Resource Tools. Deploy demo for volunteer onboarding.</text:p>
      <text:p text:style-name="Standard"><text:span text:style-name="T2">⚠️ Warning: No demo = weak recruiting. No map = developers wasting time on wrong features.</text:span></text:p>
      <text:list xml:id="list29481544" text:continue-numbering="true" text:style-name="Outline">
        <text:list-item>
          <text:p text:style-name="List_20_Number"><text:span text:style-name="T1">9. International Compliance Audit (DST, GDPR, etc.)</text:span></text:p>
        </text:list-item>
      </text:list>
      <text:p text:style-name="Standard">Create a working doc to track legal compliance per country of operation or user base.</text:p>
      <text:p text:style-name="Standard"><text:span text:style-name="T2">⚠️ Warning: Legal exposure may increase as the platform scales.</text:span></text:p>
      <text:list xml:id="list29489551" text:continue-numbering="true" text:style-name="Outline">
        <text:list-item>
          <text:p text:style-name="List_20_Number"><text:span text:style-name="T1">10. Write Founder Intent Document (Civium-Aligned)</text:span></text:p>
        </text:list-item>
      </text:list>
      <text:p text:style-name="Standard">Describe GroupBuild's long-term goals, safeguards against misuse, and principles for future AI integration.</text:p>
      <text:p text:style-name="Standard"><text:span text:style-name="T2">⚠️ Warning: Lack of vision invites mission drift or misalignment with future collaborators.</text:span></text:p>
      <text:list xml:id="list29465776" text:continue-numbering="true" text:style-name="Outline">
        <text:list-item>
          <text:p text:style-name="List_20_Number"><text:span text:style-name="T1">11. Fundraising and Partner Outreach Plan</text:span></text:p>
        </text:list-item>
      </text:list>
      <text:p text:style-name="Standard">List grant bodies, civic alliances, and tech ethics groups. Draft template email &amp; materials for outreach.</text:p>
      <text:p text:style-name="Standard"><text:span text:style-name="T2">⚠️ Warning: Delayed outreach = missed funding cycles and less legitimacy.</text:span></text:p>
      <text:list xml:id="list29493342" text:continue-numbering="true" text:style-name="Outline">
        <text:list-item>
          <text:p text:style-name="List_20_Number"><text:span text:style-name="T1">12. Crisis Communication Protocol</text:span></text:p>
        </text:list-item>
      </text:list>
      <text:p text:style-name="Standard">Define protocol for PR emergencies (e.g., accusations of bias, mass protest events, foreign influence).</text:p>
      <text:p text:style-name="Standard"><text:span text:style-name="T2">⚠️ Warning: Failure to prepare will increase vulnerability during external attacks or misinformation campaigns.</text:span></text:p>
      <text:list xml:id="list29490770" text:continue-numbering="true" text:style-name="Outline">
        <text:list-item>
          <text:p text:style-name="List_20_Number"><text:span text:style-name="T1">13. CEO Time Budget and Weekly Focus Planner</text:span></text:p>
        </text:list-item>
      </text:list>
      <text:p text:style-name="Standard"><text:soft-page-break/>Design and track a weekly schedule for strategy, delegation, recruiting, writing, and community-building. Set review checkpoints.</text:p>
      <text:p text:style-name="Standard"><text:span text:style-name="T2">⚠️ Warning: Without time discipline, high-priority work may be crowded out by admin or reactive tasks.</text:span></text:p>
      <text:list xml:id="list29493483" text:continue-numbering="true" text:style-name="Outline">
        <text:list-item>
          <text:p text:style-name="List_20_Number"><text:span text:style-name="T1">14. Create Volunteer Skill Registry and Roles Matrix</text:span></text:p>
        </text:list-item>
      </text:list>
      <text:p text:style-name="Standard">Document all known contributors, their skills, availability, and onboarding status. Identify role gaps and potential new volunteer types (e.g., writers, legal, UX).</text:p>
      <text:p text:style-name="Standard"><text:span text:style-name="T2">⚠️ Warning: Without role tracking, you’ll misallocate talent and overlook early contributors.</text:span></text:p>
      <text:list xml:id="list29465976" text:continue-numbering="true" text:style-name="Outline">
        <text:list-item>
          <text:p text:style-name="List_20_Number"><text:span text:style-name="T1">15. Draft Delegation Protocol for Asynchronous Teams</text:span></text:p>
        </text:list-item>
      </text:list>
      <text:p text:style-name="Standard">Create a short document on how to assign, track, and review work in an async team environment. Include standard formats for task briefs and status reports.</text:p>
      <text:p text:style-name="Standard"><text:span text:style-name="T2">⚠️ Warning: Failure to delegate clearly will lead to confusion, dropped tasks, or repeated work.</text:span></text:p>
      <text:list xml:id="list29463992" text:continue-numbering="true" text:style-name="Outline">
        <text:list-item>
          <text:p text:style-name="List_20_Number"><text:span text:style-name="T1">16. Develop GroupBuild Voice and Brand Playbook</text:span></text:p>
        </text:list-item>
      </text:list>
      <text:p text:style-name="Standard">Document the project’s tone, terminology, taboo phrases, and visual style guidelines. Include sample tweets, blurbs, and press answers.</text:p>
      <text:p text:style-name="Standard"><text:span text:style-name="T2">⚠️ Warning: Without this, team messaging will appear inconsistent or off-brand.</text:span></text:p>
      <text:list xml:id="list29479536" text:continue-numbering="true" text:style-name="Outline">
        <text:list-item>
          <text:p text:style-name="List_20_Number"><text:span text:style-name="T1">17. Capture Lessons and Decisions in a Leadership Log</text:span></text:p>
        </text:list-item>
      </text:list>
      <text:p text:style-name="Standard">Maintain a document where you record key decisions, leadership lessons, pivot points, and strategic dilemmas as they arise.</text:p>
      <text:p text:style-name="Standard"><text:span text:style-name="T2">⚠️ Warning: Lack of institutional memory will cause repeated mistakes and strategic drif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25-06-28T09:21:11.13</dc:date>
    <meta:editing-duration>P0D</meta:editing-duration>
    <meta:generator>OpenOffice/4.1.15$Win32 OpenOffice.org_project/4115m2$Build-9813</meta:generator>
    <meta:document-statistic meta:table-count="0" meta:image-count="0" meta:object-count="0" meta:page-count="3" meta:paragraph-count="52" meta:word-count="662" meta:character-count="4517"/>
    <dc:creator>Rick Ballard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